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7906" officeooo:paragraph-rsid="000e7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WEC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7:59:56.735503326</meta:creation-date>
    <dc:date>2019-09-17T19:28:23.918978252</dc:date>
    <meta:editing-duration>PT1H18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